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70b" officeooo:paragraph-rsid="001e870b"/>
    </style:style>
    <style:style style:name="P2" style:family="paragraph" style:parent-style-name="Standard">
      <style:text-properties officeooo:rsid="001ead1e" officeooo:paragraph-rsid="001ea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P2">bahaba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4:17:52.828220790</meta:creation-date>
    <dc:date>2023-01-26T14:22:45.843670809</dc:date>
    <meta:editing-duration>PT3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2" meta:character-count="13" meta:non-whitespace-character-count="13"/>
  </office:meta>
</office:document-meta>
</file>